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f472" officeooo:paragraph-rsid="000bf47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bf472" officeooo:paragraph-rsid="000bf47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e4364" officeooo:paragraph-rsid="000e4364" style:font-size-asian="10.5pt" style:font-weight-asian="normal" style:font-size-complex="12pt" style:font-weight-complex="normal"/>
    </style:style>
    <style:style style:name="T1" style:family="text">
      <style:text-properties officeooo:rsid="000dd551"/>
    </style:style>
    <style:style style:name="T2" style:family="text">
      <style:text-properties officeooo:rsid="001013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Metodologia</text:p>
      <text:p text:style-name="P1"/>
      <text:p text:style-name="P2">Serão solicitados aos alunos interessados para realizar um mapa conceitual a respeito do domínio do conteúdo de equações diferenciais. Espera-se que eles desenhem em grupos de 3 ou 4 pessoas os seus conhecimentos até o momento <text:span text:style-name="T1">sobre equações diferenciais. Após a 1ª leva de desenhos será ministrado o conteúdo da matéria para os alunos que durará cerca de 1 mês. Um grupo de alunos sorteados usará o aplicativo e outra parte não jogará. Durante os dias que estará sendo ensinado a matéria o grupo escolhido estará treinando com o jogo também e enviando estatísticas do jogo. Após o ensino do conteúdo será solicitado novamente aos grupos para desenharem um mapa conceitual sobre o mesmo conteúdo. Para analisar a evolução dos mapas conceituais, será necessário comparar os mapas do grupo que utilizou o jogo com os do grupo que não utilizou.</text:span></text:p>
      <text:p text:style-name="P3">Espera-se encontrar no mapa os conceitos de ordem de ED, tipo, linearidade, homogeneidade e técnicas de solução de uma EDO de 1ª ordem separável, exata, não exata homogênea e não homogênea. <text:span text:style-name="T2">Estes são os temas abordados no jogo e exigido de conhecimento para poder avançar na fases dos módu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6:51:10.559084476</meta:creation-date>
    <dc:date>2019-03-17T17:39:31.500890711</dc:date>
    <meta:editing-duration>PT15M50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3" meta:word-count="190" meta:character-count="1151" meta:non-whitespace-character-count="958"/>
  </office:meta>
</office:document-meta>
</file>